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72mm"/>
    </style:style>
    <style:style style:name="co2" style:family="table-column">
      <style:table-column-properties fo:break-before="auto" style:column-width="51.36mm"/>
    </style:style>
    <style:style style:name="co3" style:family="table-column">
      <style:table-column-properties fo:break-before="auto" style:column-width="63.0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NURSING_20_SERVICE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URSING SERVIC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Emergency Resuscitation 3</text:p>
          </table:table-cell>
          <table:table-cell table:style-name="ce4" office:value-type="float" office:value="100000" calcext:value-type="float">
            <text:p><text:s/>100,000.00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totherapy</text:p>
          </table:table-cell>
          <table:table-cell table:style-name="ce5" office:value-type="float" office:value="5000" calcext:value-type="float">
            <text:p><text:s/>5,000.00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e Of Vac Machine (Daily)</text:p>
          </table:table-cell>
          <table:table-cell table:style-name="ce4" office:value-type="float" office:value="1000" calcext:value-type="float">
            <text:p><text:s/>1,000.00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und Dressing {Super Major]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und Dressing Vac Dressing, Intermediat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und Dressing Vac Dressing, Major</text:p>
          </table:table-cell>
          <table:table-cell table:style-name="ce4" office:value-type="float" office:value="15000" calcext:value-type="float">
            <text:p><text:s/>15,000.00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und Dressing Vac Dressing, Minor</text:p>
          </table:table-cell>
          <table:table-cell table:style-name="ce4" office:value-type="float" office:value="5000" calcext:value-type="float">
            <text:p><text:s/>5,000.00 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URSING_20_SERVICE" style:display-name="PageStyle_NURSING SERV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nwe Odukwe</meta:initial-creator>
    <meta:creation-date>2017-12-15T11:24:19</meta:creation-date>
    <dc:date>2017-12-18T17:12:55.082273110</dc:date>
    <meta:generator>LibreOffice/5.1.6.2$Linux_X86_64 LibreOffice_project/10m0$Build-2</meta:generator>
    <meta:editing-duration>PT47S</meta:editing-duration>
    <meta:editing-cycles>1</meta:editing-cycles>
    <meta:document-statistic meta:table-count="1" meta:cell-count="1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